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7915A22.png" manifest:media-type="image/png"/>
  <manifest:file-entry manifest:full-path="Pictures/1000000000000556000002BA633D131D.png" manifest:media-type="image/png"/>
  <manifest:file-entry manifest:full-path="Pictures/100000000000055600000183F742A355.png" manifest:media-type="image/png"/>
  <manifest:file-entry manifest:full-path="Pictures/1000020100000523000000DF6018DAA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189c" officeooo:paragraph-rsid="001c189c" style:font-weight-asian="bold" style:font-weight-complex="bold"/>
    </style:style>
    <style:style style:name="P2" style:family="paragraph" style:parent-style-name="Standard">
      <style:text-properties fo:font-weight="bold" officeooo:rsid="001c189c" officeooo:paragraph-rsid="001c189c" style:font-weight-asian="bold" style:font-weight-complex="bold"/>
    </style:style>
    <style:style style:name="P3" style:family="paragraph" style:parent-style-name="Standard">
      <style:text-properties fo:font-weight="bold" officeooo:rsid="001d1ef1" officeooo:paragraph-rsid="001d1ef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bt Scalatest </text:p>
      <text:p text:style-name="Standard"><draw:frame draw:style-name="fr1" draw:name="Image4" text:anchor-type="paragraph" svg:x="-0.016cm" svg:y="0.228cm" svg:width="17cm" svg:height="2.882cm" draw:z-index="1"><draw:image xlink:href="Pictures/1000020100000523000000DF6018DAAB.png" xlink:type="simple" xlink:show="embed" xlink:actuate="onLoad"/></draw:frame></text:p>
      <text:p text:style-name="P1"><draw:frame draw:style-name="fr1" draw:name="Image3" text:anchor-type="paragraph" svg:x="0.132cm" svg:y="10.934cm" svg:width="17cm" svg:height="4.815cm" draw:z-index="2"><draw:image xlink:href="Pictures/100000000000055600000183F742A355.png" xlink:type="simple" xlink:show="embed" xlink:actuate="onLoad"/></draw:frame><draw:frame draw:style-name="fr1" draw:name="Image1" text:anchor-type="paragraph" svg:x="-0.026cm" svg:y="0.589cm" svg:width="17cm" svg:height="8.685cm" draw:z-index="0"><draw:image xlink:href="Pictures/1000000000000556000002BA633D131D.png" xlink:type="simple" xlink:show="embed" xlink:actuate="onLoad"/></draw:frame>sbt clean compile test</text:p>
      <text:p text:style-name="P1"/>
      <text:p text:style-name="P1"><text:s/>sbt report 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Report</text:p>
      <text:p text:style-name="P3"/>
      <text:p text:style-name="P3"><draw:frame draw:style-name="fr2" draw:name="Image2" text:anchor-type="paragraph" svg:width="17cm" svg:height="9.557cm" draw:z-index="3"><draw:image xlink:href="Pictures/10000000000005560000030067915A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03:15:50.247596110</meta:creation-date>
    <dc:date>2017-02-05T03:21:25.187819927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4" meta:object-count="0" meta:page-count="2" meta:paragraph-count="4" meta:word-count="9" meta:character-count="54" meta:non-whitespace-character-count="46"/>
  </office:meta>
</office:document-meta>
</file>